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4cm" svg:stroke-color="#000000" draw:marker-start-width="0.8cm" draw:marker-end-width="0.8cm" draw:fill="solid" draw:fill-color="#4c4c4c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2cm" svg:stroke-color="#000000" draw:marker-start-width="0.5cm" draw:marker-end-width="0.5cm" draw:fill="solid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95cm"/>
    </style:style>
    <style:style style:name="gr9" style:family="graphic" style:parent-style-name="standard">
      <style:graphic-properties svg:stroke-width="0.1cm" svg:stroke-color="#000000" draw:marker-start-width="0.35cm" draw:marker-end-width="0.35cm" draw:fill="hatch" draw:fill-color="#e6e6e6" draw:fill-hatch-name="Black_20_45_20_Degrees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1.75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18cm" svg:x="6.65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8cm" svg:height="18cm" svg:x="34.4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29.606cm" svg:y1="36.336cm" svg:x2="29.606cm" svg:y2="38.336cm">
            <text:p/>
          </draw:line>
          <draw:line draw:style-name="gr2" draw:text-style-name="P1" draw:layer="layout" svg:x1="27.406cm" svg:y1="37.283cm" svg:x2="31.806cm" svg:y2="37.283cm">
            <text:p/>
          </draw:line>
          <draw:custom-shape draw:style-name="gr3" draw:text-style-name="P1" draw:layer="layout" svg:width="0.6cm" svg:height="1.79cm" svg:x="29.306cm" svg:y="36.4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27.406cm" svg:y1="36.336cm" svg:x2="27.406cm" svg:y2="38.336cm">
            <text:p/>
          </draw:line>
          <draw:line draw:style-name="gr4" draw:text-style-name="P1" draw:layer="layout" svg:x1="27.806cm" svg:y1="36.336cm" svg:x2="27.806cm" svg:y2="38.336cm">
            <text:p/>
          </draw:line>
          <draw:line draw:style-name="gr4" draw:text-style-name="P1" draw:layer="layout" svg:x1="28.206cm" svg:y1="36.336cm" svg:x2="28.206cm" svg:y2="38.336cm">
            <text:p/>
          </draw:line>
          <draw:line draw:style-name="gr4" draw:text-style-name="P1" draw:layer="layout" svg:x1="28.606cm" svg:y1="36.336cm" svg:x2="28.606cm" svg:y2="38.336cm">
            <text:p/>
          </draw:line>
          <draw:line draw:style-name="gr4" draw:text-style-name="P1" draw:layer="layout" svg:x1="29.006cm" svg:y1="36.336cm" svg:x2="29.006cm" svg:y2="38.336cm">
            <text:p/>
          </draw:line>
          <draw:line draw:style-name="gr4" draw:text-style-name="P1" draw:layer="layout" svg:x1="31.006cm" svg:y1="36.336cm" svg:x2="31.006cm" svg:y2="38.336cm">
            <text:p/>
          </draw:line>
          <draw:line draw:style-name="gr4" draw:text-style-name="P1" draw:layer="layout" svg:x1="31.406cm" svg:y1="36.336cm" svg:x2="31.406cm" svg:y2="38.336cm">
            <text:p/>
          </draw:line>
          <draw:line draw:style-name="gr4" draw:text-style-name="P1" draw:layer="layout" svg:x1="31.806cm" svg:y1="36.336cm" svg:x2="31.806cm" svg:y2="38.336cm">
            <text:p/>
          </draw:line>
          <draw:line draw:style-name="gr4" draw:text-style-name="P1" draw:layer="layout" svg:x1="30.206cm" svg:y1="36.336cm" svg:x2="30.206cm" svg:y2="38.336cm">
            <text:p/>
          </draw:line>
          <draw:line draw:style-name="gr4" draw:text-style-name="P1" draw:layer="layout" svg:x1="30.606cm" svg:y1="36.336cm" svg:x2="30.606cm" svg:y2="38.336cm">
            <text:p/>
          </draw:line>
        </draw:g>
        <draw:g>
          <draw:line draw:style-name="gr2" draw:text-style-name="P1" draw:layer="layout" svg:x1="28.506cm" svg:y1="31.152cm" svg:x2="26.506cm" svg:y2="31.152cm">
            <text:p/>
          </draw:line>
          <draw:line draw:style-name="gr2" draw:text-style-name="P1" draw:layer="layout" svg:x1="27.559cm" svg:y1="28.836cm" svg:x2="27.558cm" svg:y2="33.468cm">
            <text:p/>
          </draw:line>
          <draw:custom-shape draw:style-name="gr3" draw:text-style-name="P1" draw:layer="layout" svg:width="0.632cm" svg:height="1.79cm" draw:transform="rotate (-1.5709708597201) translate (28.402cm 30.8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28.506cm" svg:y1="28.836cm" svg:x2="26.506cm" svg:y2="28.836cm">
            <text:p/>
          </draw:line>
          <draw:line draw:style-name="gr4" draw:text-style-name="P1" draw:layer="layout" svg:x1="28.506cm" svg:y1="29.257cm" svg:x2="26.506cm" svg:y2="29.257cm">
            <text:p/>
          </draw:line>
          <draw:line draw:style-name="gr4" draw:text-style-name="P1" draw:layer="layout" svg:x1="28.506cm" svg:y1="29.678cm" svg:x2="26.506cm" svg:y2="29.678cm">
            <text:p/>
          </draw:line>
          <draw:line draw:style-name="gr4" draw:text-style-name="P1" draw:layer="layout" svg:x1="28.506cm" svg:y1="30.099cm" svg:x2="26.506cm" svg:y2="30.099cm">
            <text:p/>
          </draw:line>
          <draw:line draw:style-name="gr4" draw:text-style-name="P1" draw:layer="layout" svg:x1="28.506cm" svg:y1="30.52cm" svg:x2="26.506cm" svg:y2="30.52cm">
            <text:p/>
          </draw:line>
          <draw:line draw:style-name="gr4" draw:text-style-name="P1" draw:layer="layout" svg:x1="28.506cm" svg:y1="32.626cm" svg:x2="26.506cm" svg:y2="32.626cm">
            <text:p/>
          </draw:line>
          <draw:line draw:style-name="gr4" draw:text-style-name="P1" draw:layer="layout" svg:x1="28.506cm" svg:y1="33.047cm" svg:x2="26.506cm" svg:y2="33.047cm">
            <text:p/>
          </draw:line>
          <draw:line draw:style-name="gr4" draw:text-style-name="P1" draw:layer="layout" svg:x1="28.506cm" svg:y1="33.468cm" svg:x2="26.506cm" svg:y2="33.468cm">
            <text:p/>
          </draw:line>
          <draw:line draw:style-name="gr4" draw:text-style-name="P1" draw:layer="layout" svg:x1="28.506cm" svg:y1="31.783cm" svg:x2="26.506cm" svg:y2="31.783cm">
            <text:p/>
          </draw:line>
          <draw:line draw:style-name="gr4" draw:text-style-name="P1" draw:layer="layout" svg:x1="28.506cm" svg:y1="32.204cm" svg:x2="26.506cm" svg:y2="32.204cm">
            <text:p/>
          </draw:line>
        </draw:g>
        <draw:g>
          <draw:line draw:style-name="gr2" draw:text-style-name="P1" draw:layer="layout" svg:x1="32.706cm" svg:y1="31.152cm" svg:x2="30.706cm" svg:y2="31.152cm">
            <text:p/>
          </draw:line>
          <draw:line draw:style-name="gr2" draw:text-style-name="P1" draw:layer="layout" svg:x1="31.759cm" svg:y1="28.836cm" svg:x2="31.758cm" svg:y2="33.468cm">
            <text:p/>
          </draw:line>
          <draw:custom-shape draw:style-name="gr3" draw:text-style-name="P1" draw:layer="layout" svg:width="0.632cm" svg:height="1.79cm" draw:transform="rotate (-1.5709708597201) translate (32.602cm 30.8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32.706cm" svg:y1="28.836cm" svg:x2="30.706cm" svg:y2="28.836cm">
            <text:p/>
          </draw:line>
          <draw:line draw:style-name="gr4" draw:text-style-name="P1" draw:layer="layout" svg:x1="32.706cm" svg:y1="29.257cm" svg:x2="30.706cm" svg:y2="29.257cm">
            <text:p/>
          </draw:line>
          <draw:line draw:style-name="gr4" draw:text-style-name="P1" draw:layer="layout" svg:x1="32.706cm" svg:y1="29.678cm" svg:x2="30.706cm" svg:y2="29.678cm">
            <text:p/>
          </draw:line>
          <draw:line draw:style-name="gr4" draw:text-style-name="P1" draw:layer="layout" svg:x1="32.706cm" svg:y1="30.099cm" svg:x2="30.706cm" svg:y2="30.099cm">
            <text:p/>
          </draw:line>
          <draw:line draw:style-name="gr4" draw:text-style-name="P1" draw:layer="layout" svg:x1="32.706cm" svg:y1="30.52cm" svg:x2="30.706cm" svg:y2="30.52cm">
            <text:p/>
          </draw:line>
          <draw:line draw:style-name="gr4" draw:text-style-name="P1" draw:layer="layout" svg:x1="32.706cm" svg:y1="32.626cm" svg:x2="30.706cm" svg:y2="32.626cm">
            <text:p/>
          </draw:line>
          <draw:line draw:style-name="gr4" draw:text-style-name="P1" draw:layer="layout" svg:x1="32.706cm" svg:y1="33.047cm" svg:x2="30.706cm" svg:y2="33.047cm">
            <text:p/>
          </draw:line>
          <draw:line draw:style-name="gr4" draw:text-style-name="P1" draw:layer="layout" svg:x1="32.706cm" svg:y1="33.468cm" svg:x2="30.706cm" svg:y2="33.468cm">
            <text:p/>
          </draw:line>
          <draw:line draw:style-name="gr4" draw:text-style-name="P1" draw:layer="layout" svg:x1="32.706cm" svg:y1="31.783cm" svg:x2="30.706cm" svg:y2="31.783cm">
            <text:p/>
          </draw:line>
          <draw:line draw:style-name="gr4" draw:text-style-name="P1" draw:layer="layout" svg:x1="32.706cm" svg:y1="32.204cm" svg:x2="30.706cm" svg:y2="32.204cm">
            <text:p/>
          </draw:line>
        </draw:g>
        <draw:g>
          <draw:line draw:style-name="gr2" draw:text-style-name="P1" draw:layer="layout" svg:x1="55.969cm" svg:y1="24.402cm" svg:x2="53.969cm" svg:y2="24.402cm">
            <text:p/>
          </draw:line>
          <draw:line draw:style-name="gr2" draw:text-style-name="P1" draw:layer="layout" svg:x1="55.022cm" svg:y1="22.086cm" svg:x2="55.021cm" svg:y2="26.718cm">
            <text:p/>
          </draw:line>
          <draw:custom-shape draw:style-name="gr3" draw:text-style-name="P1" draw:layer="layout" svg:width="0.632cm" svg:height="1.79cm" draw:transform="rotate (-1.5709708597201) translate (55.865cm 24.0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55.969cm" svg:y1="22.086cm" svg:x2="53.969cm" svg:y2="22.086cm">
            <text:p/>
          </draw:line>
          <draw:line draw:style-name="gr4" draw:text-style-name="P1" draw:layer="layout" svg:x1="55.969cm" svg:y1="22.507cm" svg:x2="53.969cm" svg:y2="22.507cm">
            <text:p/>
          </draw:line>
          <draw:line draw:style-name="gr4" draw:text-style-name="P1" draw:layer="layout" svg:x1="55.969cm" svg:y1="22.928cm" svg:x2="53.969cm" svg:y2="22.928cm">
            <text:p/>
          </draw:line>
          <draw:line draw:style-name="gr4" draw:text-style-name="P1" draw:layer="layout" svg:x1="55.969cm" svg:y1="23.349cm" svg:x2="53.969cm" svg:y2="23.349cm">
            <text:p/>
          </draw:line>
          <draw:line draw:style-name="gr4" draw:text-style-name="P1" draw:layer="layout" svg:x1="55.969cm" svg:y1="23.77cm" svg:x2="53.969cm" svg:y2="23.77cm">
            <text:p/>
          </draw:line>
          <draw:line draw:style-name="gr4" draw:text-style-name="P1" draw:layer="layout" svg:x1="55.969cm" svg:y1="25.876cm" svg:x2="53.969cm" svg:y2="25.876cm">
            <text:p/>
          </draw:line>
          <draw:line draw:style-name="gr4" draw:text-style-name="P1" draw:layer="layout" svg:x1="55.969cm" svg:y1="26.297cm" svg:x2="53.969cm" svg:y2="26.297cm">
            <text:p/>
          </draw:line>
          <draw:line draw:style-name="gr4" draw:text-style-name="P1" draw:layer="layout" svg:x1="55.969cm" svg:y1="26.718cm" svg:x2="53.969cm" svg:y2="26.718cm">
            <text:p/>
          </draw:line>
          <draw:line draw:style-name="gr4" draw:text-style-name="P1" draw:layer="layout" svg:x1="55.969cm" svg:y1="25.033cm" svg:x2="53.969cm" svg:y2="25.033cm">
            <text:p/>
          </draw:line>
          <draw:line draw:style-name="gr4" draw:text-style-name="P1" draw:layer="layout" svg:x1="55.969cm" svg:y1="25.454cm" svg:x2="53.969cm" svg:y2="25.454cm">
            <text:p/>
          </draw:line>
        </draw:g>
        <draw:g>
          <draw:line draw:style-name="gr2" draw:text-style-name="P1" draw:layer="layout" svg:x1="5.1cm" svg:y1="24.552cm" svg:x2="3.1cm" svg:y2="24.552cm">
            <text:p/>
          </draw:line>
          <draw:line draw:style-name="gr2" draw:text-style-name="P1" draw:layer="layout" svg:x1="4.153cm" svg:y1="22.236cm" svg:x2="4.152cm" svg:y2="26.868cm">
            <text:p/>
          </draw:line>
          <draw:custom-shape draw:style-name="gr3" draw:text-style-name="P1" draw:layer="layout" svg:width="0.632cm" svg:height="1.79cm" draw:transform="rotate (-1.5709708597201) translate (4.996cm 24.2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5.1cm" svg:y1="22.236cm" svg:x2="3.1cm" svg:y2="22.236cm">
            <text:p/>
          </draw:line>
          <draw:line draw:style-name="gr4" draw:text-style-name="P1" draw:layer="layout" svg:x1="5.1cm" svg:y1="22.657cm" svg:x2="3.1cm" svg:y2="22.657cm">
            <text:p/>
          </draw:line>
          <draw:line draw:style-name="gr4" draw:text-style-name="P1" draw:layer="layout" svg:x1="5.1cm" svg:y1="23.078cm" svg:x2="3.1cm" svg:y2="23.078cm">
            <text:p/>
          </draw:line>
          <draw:line draw:style-name="gr4" draw:text-style-name="P1" draw:layer="layout" svg:x1="5.1cm" svg:y1="23.499cm" svg:x2="3.1cm" svg:y2="23.499cm">
            <text:p/>
          </draw:line>
          <draw:line draw:style-name="gr4" draw:text-style-name="P1" draw:layer="layout" svg:x1="5.1cm" svg:y1="23.92cm" svg:x2="3.1cm" svg:y2="23.92cm">
            <text:p/>
          </draw:line>
          <draw:line draw:style-name="gr4" draw:text-style-name="P1" draw:layer="layout" svg:x1="5.1cm" svg:y1="26.026cm" svg:x2="3.1cm" svg:y2="26.026cm">
            <text:p/>
          </draw:line>
          <draw:line draw:style-name="gr4" draw:text-style-name="P1" draw:layer="layout" svg:x1="5.1cm" svg:y1="26.447cm" svg:x2="3.1cm" svg:y2="26.447cm">
            <text:p/>
          </draw:line>
          <draw:line draw:style-name="gr4" draw:text-style-name="P1" draw:layer="layout" svg:x1="5.1cm" svg:y1="26.868cm" svg:x2="3.1cm" svg:y2="26.868cm">
            <text:p/>
          </draw:line>
          <draw:line draw:style-name="gr4" draw:text-style-name="P1" draw:layer="layout" svg:x1="5.1cm" svg:y1="25.183cm" svg:x2="3.1cm" svg:y2="25.183cm">
            <text:p/>
          </draw:line>
          <draw:line draw:style-name="gr4" draw:text-style-name="P1" draw:layer="layout" svg:x1="5.1cm" svg:y1="25.604cm" svg:x2="3.1cm" svg:y2="25.604cm">
            <text:p/>
          </draw:line>
        </draw:g>
        <draw:g>
          <draw:custom-shape draw:style-name="gr3" draw:text-style-name="P1" draw:layer="layout" svg:width="1.5cm" svg:height="1.5cm" svg:x="21.604cm" svg:y="3.4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1.771cm" svg:y1="3.603cm" svg:x2="22.104cm" svg:y2="3.936cm">
            <text:p/>
          </draw:line>
        </draw:g>
        <draw:g>
          <draw:custom-shape draw:style-name="gr3" draw:text-style-name="P1" draw:layer="layout" svg:width="1.5cm" svg:height="1.5cm" svg:x="17.604cm" svg:y="3.4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7.771cm" svg:y1="3.603cm" svg:x2="18.104cm" svg:y2="3.936cm">
            <text:p/>
          </draw:line>
        </draw:g>
        <draw:g>
          <draw:custom-shape draw:style-name="gr3" draw:text-style-name="P1" draw:layer="layout" svg:width="1.5cm" svg:height="1.5cm" svg:x="25.504cm" svg:y="3.4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5.671cm" svg:y1="3.603cm" svg:x2="26.004cm" svg:y2="3.936cm">
            <text:p/>
          </draw:line>
        </draw:g>
        <draw:custom-shape draw:style-name="gr3" draw:text-style-name="P1" draw:layer="layout" svg:width="1.8cm" svg:height="1.8cm" svg:x="28.746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637cm" svg:height="0.725cm" svg:x="17.504cm" svg:y="2.511cm">
          <draw:text-box>
            <text:p><text:span text:style-name="T1">BASS</text:span></text:p>
          </draw:text-box>
        </draw:frame>
        <draw:frame draw:style-name="gr5" draw:text-style-name="P2" draw:layer="layout" svg:width="1.277cm" svg:height="0.725cm" svg:x="21.727cm" svg:y="2.511cm">
          <draw:text-box>
            <text:p><text:span text:style-name="T1">MID</text:span></text:p>
          </draw:text-box>
        </draw:frame>
        <draw:frame draw:style-name="gr5" draw:text-style-name="P2" draw:layer="layout" svg:width="2.153cm" svg:height="0.725cm" svg:x="25.104cm" svg:y="2.511cm">
          <draw:text-box>
            <text:p><text:span text:style-name="T1">TREBLE</text:span></text:p>
          </draw:text-box>
        </draw:frame>
        <draw:frame draw:style-name="gr5" draw:text-style-name="P2" draw:layer="layout" svg:width="1.378cm" svg:height="0.725cm" svg:x="21.7cm" svg:y="5.6cm">
          <draw:text-box>
            <text:p><text:span text:style-name="T1">KILL</text:span></text:p>
          </draw:text-box>
        </draw:frame>
        <draw:line draw:style-name="gr4" draw:text-style-name="P1" draw:layer="layout" svg:x1="21.7cm" svg:y1="5.9cm" svg:x2="17.2cm" svg:y2="5.9cm">
          <text:p/>
        </draw:line>
        <draw:line draw:style-name="gr4" draw:text-style-name="P1" draw:layer="layout" svg:x1="27.2cm" svg:y1="5.9cm" svg:x2="22.9cm" svg:y2="5.9cm">
          <text:p/>
        </draw:line>
        <draw:frame draw:style-name="gr5" draw:text-style-name="P2" draw:layer="layout" svg:width="2.386cm" svg:height="0.725cm" svg:x="28.446cm" svg:y="15.536cm">
          <draw:text-box>
            <text:p><text:span text:style-name="T1">BROWSE</text:span></text:p>
          </draw:text-box>
        </draw:frame>
        <draw:frame draw:style-name="gr5" draw:text-style-name="P2" draw:layer="layout" svg:width="1.658cm" svg:height="0.725cm" svg:x="28.846cm" svg:y="18.711cm">
          <draw:text-box>
            <text:p><text:span text:style-name="T1">BACK</text:span></text:p>
          </draw:text-box>
        </draw:frame>
        <draw:frame draw:style-name="gr5" draw:text-style-name="P2" draw:layer="layout" svg:width="2.034cm" svg:height="0.725cm" svg:x="26.546cm" svg:y="21.811cm">
          <draw:text-box>
            <text:p><text:span text:style-name="T1">LOAD A</text:span></text:p>
          </draw:text-box>
        </draw:frame>
        <draw:frame draw:style-name="gr5" draw:text-style-name="P2" draw:layer="layout" svg:width="2.06cm" svg:height="0.725cm" svg:x="30.646cm" svg:y="21.8cm">
          <draw:text-box>
            <text:p><text:span text:style-name="T1">LOAD B</text:span></text:p>
          </draw:text-box>
        </draw:frame>
        <draw:frame draw:style-name="gr5" draw:text-style-name="P2" draw:layer="layout" svg:width="1.916cm" svg:height="0.725cm" svg:x="26.472cm" svg:y="28.012cm">
          <draw:text-box>
            <text:p><text:span text:style-name="T1">GAIN A</text:span></text:p>
          </draw:text-box>
        </draw:frame>
        <draw:frame draw:style-name="gr5" draw:text-style-name="P2" draw:layer="layout" svg:width="1.941cm" svg:height="0.725cm" svg:x="30.706cm" svg:y="28.011cm">
          <draw:text-box>
            <text:p><text:span text:style-name="T1">GAIN B</text:span></text:p>
          </draw:text-box>
        </draw:frame>
        <draw:frame draw:style-name="gr5" draw:text-style-name="P2" draw:layer="layout" svg:width="3.423cm" svg:height="0.725cm" svg:x="27.806cm" svg:y="8.104cm">
          <draw:text-box>
            <text:p><text:span text:style-name="T1">MASTER GAIN</text:span></text:p>
          </draw:text-box>
        </draw:frame>
        <draw:custom-shape draw:style-name="gr3" draw:text-style-name="P1" draw:layer="layout" svg:width="0.8cm" svg:height="0.8cm" svg:x="2.7cm" svg:y="1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4.7cm" svg:y="1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067cm" svg:height="0.725cm" svg:x="2.6cm" svg:y="18.8cm">
          <draw:text-box>
            <text:p><text:span text:style-name="T1">PITCH BEND</text:span></text:p>
          </draw:text-box>
        </draw:frame>
        <draw:frame draw:style-name="gr5" draw:text-style-name="P2" draw:layer="layout" svg:width="0.642cm" svg:height="0.725cm" svg:x="2.7cm" svg:y="20.711cm">
          <draw:text-box>
            <text:p><text:span text:style-name="T1">-</text:span></text:p>
          </draw:text-box>
        </draw:frame>
        <draw:frame draw:style-name="gr5" draw:text-style-name="P2" draw:layer="layout" svg:width="0.748cm" svg:height="0.725cm" svg:x="4.758cm" svg:y="20.811cm">
          <draw:text-box>
            <text:p><text:span text:style-name="T1">+</text:span></text:p>
          </draw:text-box>
        </draw:frame>
        <draw:custom-shape draw:style-name="gr3" draw:text-style-name="P1" draw:layer="layout" svg:width="0.8cm" svg:height="0.8cm" svg:x="53.688cm" svg:y="19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55.688cm" svg:y="19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067cm" svg:height="0.725cm" svg:x="53.602cm" svg:y="19.086cm">
          <draw:text-box>
            <text:p><text:span text:style-name="T1">PITCH BEND</text:span></text:p>
          </draw:text-box>
        </draw:frame>
        <draw:frame draw:style-name="gr5" draw:text-style-name="P2" draw:layer="layout" svg:width="0.642cm" svg:height="0.725cm" svg:x="53.688cm" svg:y="20.761cm">
          <draw:text-box>
            <text:p><text:span text:style-name="T1">-</text:span></text:p>
          </draw:text-box>
        </draw:frame>
        <draw:frame draw:style-name="gr5" draw:text-style-name="P2" draw:layer="layout" svg:width="0.748cm" svg:height="0.725cm" svg:x="55.746cm" svg:y="20.861cm">
          <draw:text-box>
            <text:p><text:span text:style-name="T1">+</text:span></text:p>
          </draw:text-box>
        </draw:frame>
        <draw:frame draw:style-name="gr5" draw:text-style-name="P2" draw:layer="layout" svg:width="1.683cm" svg:height="0.725cm" svg:x="10.206cm" svg:y="33.311cm">
          <draw:text-box>
            <text:p><text:span text:style-name="T1">LOOP</text:span></text:p>
          </draw:text-box>
        </draw:frame>
        <draw:line draw:style-name="gr4" draw:text-style-name="P1" draw:layer="layout" svg:x1="10.3cm" svg:y1="33.6cm" svg:x2="3.7cm" svg:y2="33.6cm">
          <text:p/>
        </draw:line>
        <draw:line draw:style-name="gr4" draw:text-style-name="P1" draw:layer="layout" svg:x1="18.589cm" svg:y1="33.636cm" svg:x2="11.8cm" svg:y2="33.6cm">
          <text:p/>
        </draw:line>
        <draw:frame draw:style-name="gr5" draw:text-style-name="P2" draw:layer="layout" svg:width="2.267cm" svg:height="0.725cm" svg:x="3.933cm" svg:y="34cm">
          <draw:text-box>
            <text:p><text:span text:style-name="T1">MANUAL</text:span></text:p>
          </draw:text-box>
        </draw:frame>
        <draw:frame draw:style-name="gr5" draw:text-style-name="P2" draw:layer="layout" svg:width="0.925cm" svg:height="0.725cm" svg:x="8.706cm" svg:y="34.011cm">
          <draw:text-box>
            <text:p><text:span text:style-name="T1">IN</text:span></text:p>
          </draw:text-box>
        </draw:frame>
        <draw:frame draw:style-name="gr5" draw:text-style-name="P2" draw:layer="layout" svg:width="1.395cm" svg:height="0.725cm" svg:x="12.406cm" svg:y="34.011cm">
          <draw:text-box>
            <text:p><text:span text:style-name="T1">OUT</text:span></text:p>
          </draw:text-box>
        </draw:frame>
        <draw:frame draw:style-name="gr5" draw:text-style-name="P2" draw:layer="layout" svg:width="2.272cm" svg:height="0.725cm" svg:x="16.017cm" svg:y="34.036cm">
          <draw:text-box>
            <text:p><text:span text:style-name="T1">RELOOP</text:span></text:p>
          </draw:text-box>
        </draw:frame>
        <draw:custom-shape draw:style-name="gr3" draw:text-style-name="P1" draw:layer="layout" svg:width="1.5cm" svg:height="1.5cm" svg:x="26.734cm" svg:y="26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7.506cm" svg:y1="26.036cm" svg:x2="27.506cm" svg:y2="26.536cm">
          <text:p/>
        </draw:line>
        <draw:frame draw:style-name="gr5" draw:text-style-name="P2" draw:layer="layout" svg:width="2.86cm" svg:height="0.725cm" svg:x="26.106cm" svg:y="25.136cm">
          <draw:text-box>
            <text:p><text:span text:style-name="T1">BALANCE A</text:span></text:p>
          </draw:text-box>
        </draw:frame>
        <draw:custom-shape draw:style-name="gr3" draw:text-style-name="P1" draw:layer="layout" svg:width="1.5cm" svg:height="1.5cm" svg:x="30.934cm" svg:y="26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1.706cm" svg:y1="26.036cm" svg:x2="31.706cm" svg:y2="26.536cm">
          <text:p/>
        </draw:line>
        <draw:frame draw:style-name="gr5" draw:text-style-name="P2" draw:layer="layout" svg:width="2.885cm" svg:height="0.725cm" svg:x="30.306cm" svg:y="25.136cm">
          <draw:text-box>
            <text:p><text:span text:style-name="T1">BALANCE B</text:span></text:p>
          </draw:text-box>
        </draw:frame>
        <draw:g>
          <draw:g>
            <draw:line draw:style-name="gr2" draw:text-style-name="P1" draw:layer="layout" svg:x1="30.522cm" svg:y1="11.62cm" svg:x2="28.522cm" svg:y2="11.62cm">
              <text:p/>
            </draw:line>
            <draw:line draw:style-name="gr2" draw:text-style-name="P1" draw:layer="layout" svg:x1="29.575cm" svg:y1="9.304cm" svg:x2="29.574cm" svg:y2="13.936cm">
              <text:p/>
            </draw:line>
            <draw:line draw:style-name="gr4" draw:text-style-name="P1" draw:layer="layout" svg:x1="30.522cm" svg:y1="9.304cm" svg:x2="28.522cm" svg:y2="9.304cm">
              <text:p/>
            </draw:line>
            <draw:line draw:style-name="gr4" draw:text-style-name="P1" draw:layer="layout" svg:x1="30.522cm" svg:y1="9.725cm" svg:x2="28.522cm" svg:y2="9.725cm">
              <text:p/>
            </draw:line>
            <draw:line draw:style-name="gr4" draw:text-style-name="P1" draw:layer="layout" svg:x1="30.522cm" svg:y1="10.146cm" svg:x2="28.522cm" svg:y2="10.146cm">
              <text:p/>
            </draw:line>
            <draw:line draw:style-name="gr4" draw:text-style-name="P1" draw:layer="layout" svg:x1="30.522cm" svg:y1="10.567cm" svg:x2="28.522cm" svg:y2="10.567cm">
              <text:p/>
            </draw:line>
            <draw:line draw:style-name="gr4" draw:text-style-name="P1" draw:layer="layout" svg:x1="30.522cm" svg:y1="10.988cm" svg:x2="28.522cm" svg:y2="10.988cm">
              <text:p/>
            </draw:line>
            <draw:line draw:style-name="gr4" draw:text-style-name="P1" draw:layer="layout" svg:x1="30.522cm" svg:y1="13.094cm" svg:x2="28.522cm" svg:y2="13.094cm">
              <text:p/>
            </draw:line>
            <draw:line draw:style-name="gr4" draw:text-style-name="P1" draw:layer="layout" svg:x1="30.522cm" svg:y1="13.515cm" svg:x2="28.522cm" svg:y2="13.515cm">
              <text:p/>
            </draw:line>
            <draw:line draw:style-name="gr4" draw:text-style-name="P1" draw:layer="layout" svg:x1="30.522cm" svg:y1="13.936cm" svg:x2="28.522cm" svg:y2="13.936cm">
              <text:p/>
            </draw:line>
            <draw:line draw:style-name="gr4" draw:text-style-name="P1" draw:layer="layout" svg:x1="30.522cm" svg:y1="12.251cm" svg:x2="28.522cm" svg:y2="12.251cm">
              <text:p/>
            </draw:line>
            <draw:line draw:style-name="gr4" draw:text-style-name="P1" draw:layer="layout" svg:x1="30.522cm" svg:y1="12.672cm" svg:x2="28.522cm" svg:y2="12.672cm">
              <text:p/>
            </draw:line>
          </draw:g>
          <draw:custom-shape draw:style-name="gr3" draw:text-style-name="P1" draw:layer="layout" svg:width="0.632cm" svg:height="1.79cm" draw:transform="rotate (-1.5709708597201) translate (30.418cm 9.5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1" draw:layer="layout" svg:width="2.7cm" svg:height="2.7cm" svg:x="7.306cm" svg:y="10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7cm" svg:height="2.7cm" svg:x="11.606cm" svg:y="10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7cm" svg:height="2.7cm" svg:x="15.806cm" svg:y="10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7cm" svg:height="2.7cm" svg:x="20.006cm" svg:y="10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4.24cm" svg:height="0.725cm" svg:x="12.86cm" svg:y="8.875cm">
          <draw:text-box>
            <text:p><text:span text:style-name="T1">HOT CUE/SAMPLE</text:span></text:p>
          </draw:text-box>
        </draw:frame>
        <draw:line draw:style-name="gr4" draw:text-style-name="P1" draw:layer="layout" svg:x1="13cm" svg:y1="9.2cm" svg:x2="4.1cm" svg:y2="9.2cm">
          <text:p/>
        </draw:line>
        <draw:line draw:style-name="gr4" draw:text-style-name="P1" draw:layer="layout" svg:x1="26.1cm" svg:y1="9.3cm" svg:x2="17.1cm" svg:y2="9.3cm">
          <text:p/>
        </draw:line>
        <draw:frame draw:style-name="gr5" draw:layer="layout" svg:width="0.853cm" svg:height="0.962cm" svg:x="8.206cm" svg:y="11.136cm">
          <draw:text-box>
            <text:p>1</text:p>
          </draw:text-box>
        </draw:frame>
        <draw:frame draw:style-name="gr5" draw:layer="layout" svg:width="0.853cm" svg:height="0.962cm" svg:x="12.553cm" svg:y="11.074cm">
          <draw:text-box>
            <text:p>2</text:p>
          </draw:text-box>
        </draw:frame>
        <draw:frame draw:style-name="gr5" draw:layer="layout" svg:width="0.853cm" svg:height="0.962cm" svg:x="16.753cm" svg:y="11.174cm">
          <draw:text-box>
            <text:p>3</text:p>
          </draw:text-box>
        </draw:frame>
        <draw:frame draw:style-name="gr5" draw:layer="layout" svg:width="0.853cm" svg:height="0.962cm" svg:x="20.953cm" svg:y="11.136cm">
          <draw:text-box>
            <text:p>4</text:p>
          </draw:text-box>
        </draw:frame>
        <draw:frame draw:style-name="gr5" draw:text-style-name="P2" draw:layer="layout" svg:width="1.679cm" svg:height="0.725cm" svg:x="5.2cm" svg:y="37cm">
          <draw:text-box>
            <text:p><text:span text:style-name="T1">SYNC</text:span></text:p>
          </draw:text-box>
        </draw:frame>
        <draw:frame draw:style-name="gr5" draw:text-style-name="P2" draw:layer="layout" svg:width="1.395cm" svg:height="0.725cm" svg:x="10.489cm" svg:y="37.086cm">
          <draw:text-box>
            <text:p><text:span text:style-name="T1">CUE</text:span></text:p>
          </draw:text-box>
        </draw:frame>
        <draw:g>
          <draw:custom-shape draw:style-name="gr7" draw:text-style-name="P1" draw:layer="layout" svg:width="0.405cm" svg:height="0.351cm" draw:transform="rotate (-1.58022110475567) translate (21.037cm 37.214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21.137cm" svg:y1="37.216cm" svg:x2="21.137cm" svg:y2="37.619cm">
            <text:p/>
          </draw:line>
          <draw:line draw:style-name="gr2" draw:text-style-name="P1" draw:layer="layout" svg:x1="21.289cm" svg:y1="37.216cm" svg:x2="21.289cm" svg:y2="37.619cm">
            <text:p/>
          </draw:line>
        </draw:g>
        <draw:frame draw:style-name="gr5" draw:text-style-name="P2" draw:layer="layout" svg:width="2.454cm" svg:height="0.725cm" svg:x="14.789cm" svg:y="37.086cm">
          <draw:text-box>
            <text:p><text:span text:style-name="T1">STUTTER</text:span></text:p>
          </draw:text-box>
        </draw:frame>
        <draw:frame draw:style-name="gr5" draw:text-style-name="P2" draw:layer="layout" svg:width="3.563cm" svg:height="0.725cm" svg:x="20.3cm" svg:y="34cm">
          <draw:text-box>
            <text:p><text:span text:style-name="T1">HEADPHONE A</text:span></text:p>
          </draw:text-box>
        </draw:frame>
        <draw:frame draw:style-name="gr5" draw:text-style-name="P2" draw:layer="layout" svg:width="3.588cm" svg:height="0.725cm" svg:x="34.906cm" svg:y="33.986cm">
          <draw:text-box>
            <text:p><text:span text:style-name="T1">HEADPHONE B</text:span></text:p>
          </draw:text-box>
        </draw:frame>
        <draw:custom-shape draw:style-name="gr3" draw:text-style-name="P1" draw:layer="layout" svg:width="2.3cm" svg:height="0.75cm" svg:x="4.006cm" svg:y="10.43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72cm" svg:height="0.725cm" svg:x="3.969cm" svg:y="9.411cm">
          <draw:text-box>
            <text:p><text:span text:style-name="T1">CLEAR 1</text:span></text:p>
          </draw:text-box>
        </draw:frame>
        <draw:frame draw:style-name="gr5" draw:text-style-name="P2" draw:layer="layout" svg:width="2.272cm" svg:height="0.725cm" svg:x="3.906cm" svg:y="11.336cm">
          <draw:text-box>
            <text:p><text:span text:style-name="T1">CLEAR 2</text:span></text:p>
          </draw:text-box>
        </draw:frame>
        <draw:frame draw:style-name="gr5" draw:text-style-name="P2" draw:layer="layout" svg:width="2.272cm" svg:height="0.725cm" svg:x="23.828cm" svg:y="9.4cm">
          <draw:text-box>
            <text:p><text:span text:style-name="T1">CLEAR 3</text:span></text:p>
          </draw:text-box>
        </draw:frame>
        <draw:frame draw:style-name="gr5" draw:text-style-name="P2" draw:layer="layout" svg:width="2.272cm" svg:height="0.725cm" svg:x="23.834cm" svg:y="11.361cm">
          <draw:text-box>
            <text:p><text:span text:style-name="T1">CLEAR 4</text:span></text:p>
          </draw:text-box>
        </draw:frame>
        <draw:custom-shape draw:style-name="gr3" draw:text-style-name="P1" draw:layer="layout" svg:width="0.8cm" svg:height="0.8cm" svg:x="54.569cm" svg:y="2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3.6cm" svg:y="28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2.517cm" svg:height="0.725cm" svg:x="53.674cm" svg:y="28.061cm">
          <draw:text-box>
            <text:p><text:span text:style-name="T1">SCRATCH</text:span></text:p>
          </draw:text-box>
        </draw:frame>
        <draw:frame draw:style-name="gr8" draw:text-style-name="P2" draw:layer="layout" svg:width="2.517cm" svg:height="0.725cm" svg:x="2.783cm" svg:y="28.036cm">
          <draw:text-box>
            <text:p><text:span text:style-name="T1">SCRATCH</text:span></text:p>
          </draw:text-box>
        </draw:frame>
        <draw:custom-shape draw:style-name="gr9" draw:text-style-name="P1" draw:layer="layout" svg:width="2.3cm" svg:height="0.75cm" svg:x="17.2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5cm" svg:x="21.2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5cm" svg:x="25.1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5cm" svg:x="14.9cm" svg:y="38.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5cm" svg:x="21.1cm" svg:y="34.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5cm" svg:x="35.8cm" svg:y="34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cm" svg:height="0.75cm" svg:x="4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cm" svg:height="0.75cm" svg:x="23.8cm" svg:y="1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cm" svg:height="0.75cm" svg:x="23.8cm" svg:y="10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cm" svg:height="0.75cm" svg:x="26.4cm" svg:y="2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cm" svg:height="0.75cm" svg:x="28.5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cm" svg:height="0.75cm" svg:x="30.5cm" svg:y="22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cm" svg:height="0.75cm" svg:x="8.1cm" svg:y="3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1cm" svg:height="0.75cm" svg:x="4cm" svg:y="3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1cm" svg:height="0.75cm" svg:x="12cm" svg:y="3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1cm" svg:height="0.75cm" svg:x="16.1cm" svg:y="3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draw:layer="layout" svg:width="1.5cm" svg:height="1.5cm" svg:x="36.204cm" svg:y="3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371cm" svg:y1="3.653cm" svg:x2="36.704cm" svg:y2="3.986cm">
            <text:p/>
          </draw:line>
        </draw:g>
        <draw:g>
          <draw:custom-shape draw:style-name="gr3" draw:text-style-name="P1" draw:layer="layout" svg:width="1.5cm" svg:height="1.5cm" svg:x="32.204cm" svg:y="3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2.371cm" svg:y1="3.653cm" svg:x2="32.704cm" svg:y2="3.986cm">
            <text:p/>
          </draw:line>
        </draw:g>
        <draw:g>
          <draw:custom-shape draw:style-name="gr3" draw:text-style-name="P1" draw:layer="layout" svg:width="1.5cm" svg:height="1.5cm" svg:x="40.104cm" svg:y="3.4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0.271cm" svg:y1="3.653cm" svg:x2="40.604cm" svg:y2="3.986cm">
            <text:p/>
          </draw:line>
        </draw:g>
        <draw:frame draw:style-name="gr5" draw:text-style-name="P2" draw:layer="layout" svg:width="1.637cm" svg:height="0.725cm" svg:x="32.104cm" svg:y="2.561cm">
          <draw:text-box>
            <text:p><text:span text:style-name="T1">BASS</text:span></text:p>
          </draw:text-box>
        </draw:frame>
        <draw:frame draw:style-name="gr5" draw:text-style-name="P2" draw:layer="layout" svg:width="1.277cm" svg:height="0.725cm" svg:x="36.327cm" svg:y="2.561cm">
          <draw:text-box>
            <text:p><text:span text:style-name="T1">MID</text:span></text:p>
          </draw:text-box>
        </draw:frame>
        <draw:frame draw:style-name="gr5" draw:text-style-name="P2" draw:layer="layout" svg:width="2.153cm" svg:height="0.725cm" svg:x="39.704cm" svg:y="2.561cm">
          <draw:text-box>
            <text:p><text:span text:style-name="T1">TREBLE</text:span></text:p>
          </draw:text-box>
        </draw:frame>
        <draw:frame draw:style-name="gr5" draw:text-style-name="P2" draw:layer="layout" svg:width="1.378cm" svg:height="0.725cm" svg:x="36.3cm" svg:y="5.65cm">
          <draw:text-box>
            <text:p><text:span text:style-name="T1">KILL</text:span></text:p>
          </draw:text-box>
        </draw:frame>
        <draw:line draw:style-name="gr4" draw:text-style-name="P1" draw:layer="layout" svg:x1="36.3cm" svg:y1="5.95cm" svg:x2="31.8cm" svg:y2="5.95cm">
          <text:p/>
        </draw:line>
        <draw:line draw:style-name="gr4" draw:text-style-name="P1" draw:layer="layout" svg:x1="41.8cm" svg:y1="5.95cm" svg:x2="37.5cm" svg:y2="5.95cm">
          <text:p/>
        </draw:line>
        <draw:custom-shape draw:style-name="gr9" draw:text-style-name="P1" draw:layer="layout" svg:width="2.3cm" svg:height="0.75cm" svg:x="31.8cm" svg:y="7.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5cm" svg:x="35.8cm" svg:y="7.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5cm" svg:x="39.7cm" svg:y="7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.5cm" svg:height="1.5cm" svg:x="48.028cm" svg:y="3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8.195cm" svg:y1="3.528cm" svg:x2="48.528cm" svg:y2="3.861cm">
            <text:p/>
          </draw:line>
        </draw:g>
        <draw:g>
          <draw:custom-shape draw:style-name="gr3" draw:text-style-name="P1" draw:layer="layout" svg:width="1.5cm" svg:height="1.5cm" svg:x="44.428cm" svg:y="3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4.595cm" svg:y1="3.528cm" svg:x2="44.928cm" svg:y2="3.861cm">
            <text:p/>
          </draw:line>
        </draw:g>
        <draw:g>
          <draw:custom-shape draw:style-name="gr3" draw:text-style-name="P1" draw:layer="layout" svg:width="1.5cm" svg:height="1.5cm" svg:x="51.228cm" svg:y="3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1.395cm" svg:y1="3.528cm" svg:x2="51.728cm" svg:y2="3.861cm">
            <text:p/>
          </draw:line>
        </draw:g>
        <draw:custom-shape draw:style-name="gr9" draw:text-style-name="P1" draw:layer="layout" svg:width="2.3cm" svg:height="0.75cm" svg:x="44.1cm" svg:y="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9cm" svg:height="0.725cm" svg:x="48.456cm" svg:y="5.611cm">
          <draw:text-box>
            <text:p><text:span text:style-name="T1">EFFECT ON/OFF</text:span></text:p>
          </draw:text-box>
        </draw:frame>
        <draw:line draw:style-name="gr4" draw:text-style-name="P1" draw:layer="layout" svg:x1="56.6cm" svg:y1="6cm" svg:x2="52.4cm" svg:y2="6cm">
          <text:p/>
        </draw:line>
        <draw:g>
          <draw:custom-shape draw:style-name="gr3" draw:text-style-name="P1" draw:layer="layout" svg:width="1.5cm" svg:height="1.5cm" svg:x="54.556cm" svg:y="3.4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4.723cm" svg:y1="3.603cm" svg:x2="55.056cm" svg:y2="3.936cm">
            <text:p/>
          </draw:line>
        </draw:g>
        <draw:frame draw:style-name="gr10" draw:text-style-name="P4" draw:layer="layout" svg:width="2.5cm" svg:height="0.725cm" svg:x="49.156cm" svg:y="2.5cm">
          <draw:text-box>
            <text:p text:style-name="P3"><text:span text:style-name="T1">EFFECTS</text:span></text:p>
          </draw:text-box>
        </draw:frame>
        <draw:custom-shape draw:style-name="gr9" draw:text-style-name="P1" draw:layer="layout" svg:width="2.3cm" svg:height="0.75cm" svg:x="54.23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3cm" svg:height="0.75cm" svg:x="50.9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3cm" svg:height="0.75cm" svg:x="47.6cm" svg:y="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8.3cm" svg:y1="6cm" svg:x2="44.1cm" svg:y2="6cm">
          <text:p/>
        </draw:line>
        <draw:line draw:style-name="gr4" draw:text-style-name="P1" draw:layer="layout" svg:x1="56.6cm" svg:y1="2.9cm" svg:x2="51.6cm" svg:y2="2.9cm">
          <text:p/>
        </draw:line>
        <draw:line draw:style-name="gr4" draw:text-style-name="P1" draw:layer="layout" svg:x1="49.2cm" svg:y1="2.9cm" svg:x2="44.2cm" svg:y2="2.9cm">
          <text:p/>
        </draw:line>
        <draw:g>
          <draw:custom-shape draw:style-name="gr3" draw:text-style-name="P1" draw:layer="layout" svg:width="1.5cm" svg:height="1.5cm" svg:x="6.628cm" svg:y="3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95cm" svg:y1="3.478cm" svg:x2="7.128cm" svg:y2="3.811cm">
            <text:p/>
          </draw:line>
        </draw:g>
        <draw:g>
          <draw:custom-shape draw:style-name="gr3" draw:text-style-name="P1" draw:layer="layout" svg:width="1.5cm" svg:height="1.5cm" svg:x="3.028cm" svg:y="3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195cm" svg:y1="3.478cm" svg:x2="3.528cm" svg:y2="3.811cm">
            <text:p/>
          </draw:line>
        </draw:g>
        <draw:g>
          <draw:custom-shape draw:style-name="gr3" draw:text-style-name="P1" draw:layer="layout" svg:width="1.5cm" svg:height="1.5cm" svg:x="9.828cm" svg:y="3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995cm" svg:y1="3.478cm" svg:x2="10.328cm" svg:y2="3.811cm">
            <text:p/>
          </draw:line>
        </draw:g>
        <draw:custom-shape draw:style-name="gr9" draw:text-style-name="P1" draw:layer="layout" svg:width="2.3cm" svg:height="0.75cm" svg:x="2.7cm" svg:y="6.9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9cm" svg:height="0.725cm" svg:x="7.056cm" svg:y="5.561cm">
          <draw:text-box>
            <text:p><text:span text:style-name="T1">EFFECT ON/OFF</text:span></text:p>
          </draw:text-box>
        </draw:frame>
        <draw:line draw:style-name="gr4" draw:text-style-name="P1" draw:layer="layout" svg:x1="15.2cm" svg:y1="5.95cm" svg:x2="11cm" svg:y2="5.95cm">
          <text:p/>
        </draw:line>
        <draw:g>
          <draw:custom-shape draw:style-name="gr3" draw:text-style-name="P1" draw:layer="layout" svg:width="1.5cm" svg:height="1.5cm" svg:x="13.156cm" svg:y="3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323cm" svg:y1="3.553cm" svg:x2="13.656cm" svg:y2="3.886cm">
            <text:p/>
          </draw:line>
        </draw:g>
        <draw:frame draw:style-name="gr10" draw:text-style-name="P4" draw:layer="layout" svg:width="2.5cm" svg:height="0.725cm" svg:x="7.756cm" svg:y="2.45cm">
          <draw:text-box>
            <text:p text:style-name="P3"><text:span text:style-name="T1">EFFECTS</text:span></text:p>
          </draw:text-box>
        </draw:frame>
        <draw:custom-shape draw:style-name="gr9" draw:text-style-name="P1" draw:layer="layout" svg:width="2.3cm" svg:height="0.75cm" svg:x="12.834cm" svg:y="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3cm" svg:height="0.75cm" svg:x="9.5cm" svg:y="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3cm" svg:height="0.75cm" svg:x="6.2cm" svg:y="6.9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9cm" svg:y1="5.95cm" svg:x2="2.7cm" svg:y2="5.95cm">
          <text:p/>
        </draw:line>
        <draw:line draw:style-name="gr4" draw:text-style-name="P1" draw:layer="layout" svg:x1="15.2cm" svg:y1="2.85cm" svg:x2="10.2cm" svg:y2="2.85cm">
          <text:p/>
        </draw:line>
        <draw:line draw:style-name="gr4" draw:text-style-name="P1" draw:layer="layout" svg:x1="7.8cm" svg:y1="2.85cm" svg:x2="2.8cm" svg:y2="2.85cm">
          <text:p/>
        </draw:line>
        <draw:custom-shape draw:style-name="gr6" draw:text-style-name="P1" draw:layer="layout" svg:width="2.7cm" svg:height="2.7cm" svg:x="36.4cm" svg:y="10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7cm" svg:height="2.7cm" svg:x="40.7cm" svg:y="10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7cm" svg:height="2.7cm" svg:x="44.9cm" svg:y="10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7cm" svg:height="2.7cm" svg:x="49.1cm" svg:y="10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4.24cm" svg:height="0.725cm" svg:x="41.954cm" svg:y="9cm">
          <draw:text-box>
            <text:p><text:span text:style-name="T1">HOT CUE/SAMPLE</text:span></text:p>
          </draw:text-box>
        </draw:frame>
        <draw:line draw:style-name="gr4" draw:text-style-name="P1" draw:layer="layout" svg:x1="42.094cm" svg:y1="9.325cm" svg:x2="33.194cm" svg:y2="9.325cm">
          <text:p/>
        </draw:line>
        <draw:line draw:style-name="gr4" draw:text-style-name="P1" draw:layer="layout" svg:x1="55.194cm" svg:y1="9.425cm" svg:x2="46.194cm" svg:y2="9.425cm">
          <text:p/>
        </draw:line>
        <draw:frame draw:style-name="gr5" draw:layer="layout" svg:width="0.853cm" svg:height="0.962cm" svg:x="37.3cm" svg:y="11.261cm">
          <draw:text-box>
            <text:p>1</text:p>
          </draw:text-box>
        </draw:frame>
        <draw:frame draw:style-name="gr5" draw:layer="layout" svg:width="0.853cm" svg:height="0.962cm" svg:x="41.647cm" svg:y="11.199cm">
          <draw:text-box>
            <text:p>2</text:p>
          </draw:text-box>
        </draw:frame>
        <draw:frame draw:style-name="gr5" draw:layer="layout" svg:width="0.853cm" svg:height="0.962cm" svg:x="45.847cm" svg:y="11.299cm">
          <draw:text-box>
            <text:p>3</text:p>
          </draw:text-box>
        </draw:frame>
        <draw:frame draw:style-name="gr5" draw:layer="layout" svg:width="0.853cm" svg:height="0.962cm" svg:x="50.047cm" svg:y="11.261cm">
          <draw:text-box>
            <text:p>4</text:p>
          </draw:text-box>
        </draw:frame>
        <draw:custom-shape draw:style-name="gr3" draw:text-style-name="P1" draw:layer="layout" svg:width="2.3cm" svg:height="0.75cm" svg:x="33.1cm" svg:y="10.56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72cm" svg:height="0.725cm" svg:x="33.063cm" svg:y="9.736cm">
          <draw:text-box>
            <text:p><text:span text:style-name="T1">CLEAR 1</text:span></text:p>
          </draw:text-box>
        </draw:frame>
        <draw:frame draw:style-name="gr5" draw:text-style-name="P2" draw:layer="layout" svg:width="2.272cm" svg:height="0.725cm" svg:x="33cm" svg:y="11.461cm">
          <draw:text-box>
            <text:p><text:span text:style-name="T1">CLEAR 2</text:span></text:p>
          </draw:text-box>
        </draw:frame>
        <draw:frame draw:style-name="gr5" draw:text-style-name="P2" draw:layer="layout" svg:width="2.272cm" svg:height="0.725cm" svg:x="52.922cm" svg:y="9.725cm">
          <draw:text-box>
            <text:p><text:span text:style-name="T1">CLEAR 3</text:span></text:p>
          </draw:text-box>
        </draw:frame>
        <draw:frame draw:style-name="gr5" draw:text-style-name="P2" draw:layer="layout" svg:width="2.272cm" svg:height="0.725cm" svg:x="52.928cm" svg:y="11.486cm">
          <draw:text-box>
            <text:p><text:span text:style-name="T1">CLEAR 4</text:span></text:p>
          </draw:text-box>
        </draw:frame>
        <draw:custom-shape draw:style-name="gr3" draw:text-style-name="P1" draw:layer="layout" svg:width="2.3cm" svg:height="0.75cm" svg:x="33.094cm" svg:y="12.3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cm" svg:height="0.75cm" svg:x="52.894cm" svg:y="12.3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cm" svg:height="0.75cm" svg:x="52.894cm" svg:y="10.57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83cm" svg:height="0.725cm" svg:x="47.106cm" svg:y="33.4cm">
          <draw:text-box>
            <text:p><text:span text:style-name="T1">LOOP</text:span></text:p>
          </draw:text-box>
        </draw:frame>
        <draw:line draw:style-name="gr4" draw:text-style-name="P1" draw:layer="layout" svg:x1="47.2cm" svg:y1="33.689cm" svg:x2="40.6cm" svg:y2="33.689cm">
          <text:p/>
        </draw:line>
        <draw:line draw:style-name="gr4" draw:text-style-name="P1" draw:layer="layout" svg:x1="55.489cm" svg:y1="33.725cm" svg:x2="48.7cm" svg:y2="33.689cm">
          <text:p/>
        </draw:line>
        <draw:frame draw:style-name="gr5" draw:text-style-name="P2" draw:layer="layout" svg:width="2.267cm" svg:height="0.725cm" svg:x="40.833cm" svg:y="34.089cm">
          <draw:text-box>
            <text:p><text:span text:style-name="T1">MANUAL</text:span></text:p>
          </draw:text-box>
        </draw:frame>
        <draw:frame draw:style-name="gr5" draw:text-style-name="P2" draw:layer="layout" svg:width="0.925cm" svg:height="0.725cm" svg:x="45.606cm" svg:y="34.1cm">
          <draw:text-box>
            <text:p><text:span text:style-name="T1">IN</text:span></text:p>
          </draw:text-box>
        </draw:frame>
        <draw:frame draw:style-name="gr5" draw:text-style-name="P2" draw:layer="layout" svg:width="1.395cm" svg:height="0.725cm" svg:x="49.306cm" svg:y="34.1cm">
          <draw:text-box>
            <text:p><text:span text:style-name="T1">OUT</text:span></text:p>
          </draw:text-box>
        </draw:frame>
        <draw:frame draw:style-name="gr5" draw:text-style-name="P2" draw:layer="layout" svg:width="2.272cm" svg:height="0.725cm" svg:x="52.917cm" svg:y="34.125cm">
          <draw:text-box>
            <text:p><text:span text:style-name="T1">RELOOP</text:span></text:p>
          </draw:text-box>
        </draw:frame>
        <draw:custom-shape draw:style-name="gr3" draw:text-style-name="P1" draw:layer="layout" svg:width="2.1cm" svg:height="0.75cm" svg:x="45cm" svg:y="34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1cm" svg:height="0.75cm" svg:x="40.9cm" svg:y="34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1cm" svg:height="0.75cm" svg:x="48.9cm" svg:y="34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1cm" svg:height="0.75cm" svg:x="53cm" svg:y="35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3cm" svg:height="0.75cm" svg:x="19.9cm" svg:y="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5cm" svg:x="9.9cm" svg:y="38.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5cm" svg:x="4.9cm" svg:y="3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79cm" svg:height="0.725cm" svg:x="37.3cm" svg:y="37cm">
          <draw:text-box>
            <text:p><text:span text:style-name="T1">SYNC</text:span></text:p>
          </draw:text-box>
        </draw:frame>
        <draw:frame draw:style-name="gr5" draw:text-style-name="P2" draw:layer="layout" svg:width="1.395cm" svg:height="0.725cm" svg:x="42.589cm" svg:y="37.086cm">
          <draw:text-box>
            <text:p><text:span text:style-name="T1">CUE</text:span></text:p>
          </draw:text-box>
        </draw:frame>
        <draw:g>
          <draw:custom-shape draw:style-name="gr7" draw:text-style-name="P1" draw:layer="layout" svg:width="0.405cm" svg:height="0.351cm" draw:transform="rotate (-1.58022110475567) translate (53.137cm 37.214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53.237cm" svg:y1="37.216cm" svg:x2="53.237cm" svg:y2="37.619cm">
            <text:p/>
          </draw:line>
          <draw:line draw:style-name="gr2" draw:text-style-name="P1" draw:layer="layout" svg:x1="53.389cm" svg:y1="37.216cm" svg:x2="53.389cm" svg:y2="37.619cm">
            <text:p/>
          </draw:line>
        </draw:g>
        <draw:frame draw:style-name="gr5" draw:text-style-name="P2" draw:layer="layout" svg:width="2.454cm" svg:height="0.725cm" svg:x="46.889cm" svg:y="37.086cm">
          <draw:text-box>
            <text:p><text:span text:style-name="T1">STUTTER</text:span></text:p>
          </draw:text-box>
        </draw:frame>
        <draw:custom-shape draw:style-name="gr9" draw:text-style-name="P1" draw:layer="layout" svg:width="2.3cm" svg:height="0.75cm" svg:x="47cm" svg:y="38.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5cm" svg:x="52cm" svg:y="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5cm" svg:x="42cm" svg:y="38.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5cm" svg:x="37cm" svg:y="3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59.4cm" fo:page-height="42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4c4c4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</meta:initial-creator>
    <meta:creation-date>2013-01-22T10:25:05</meta:creation-date>
    <dc:date>2013-02-17T13:48:01</dc:date>
    <dc:creator>Lukas </dc:creator>
    <meta:editing-duration>PT1H40M51S</meta:editing-duration>
    <meta:editing-cycles>17</meta:editing-cycles>
    <meta:generator>LibreOffice/3.5$Linux_X86_64 LibreOffice_project/350m1$Build-2</meta:generator>
    <meta:document-statistic meta:object-count="284"/>
  </office:meta>
</office:document-meta>
</file>